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77cm" fo:min-width="0cm"/>
    </style:style>
    <style:style style:name="gr3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8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8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ffffff" fo:font-family="'URW Gothic L'" style:font-family-generic="swiss" style:font-pitch="variable"/>
    </style:style>
    <style:style style:name="P2" style:family="paragraph">
      <style:text-properties fo:color="#ffffff" fo:font-family="'URW Gothic L'" style:font-family-generic="swiss" style:font-pitch="variable" fo:font-size="18pt" fo:font-weight="normal" style:font-size-asian="18pt" style:font-size-complex="18pt"/>
    </style:style>
    <style:style style:name="P3" style:family="paragraph">
      <style:paragraph-properties fo:text-align="center"/>
      <style:text-properties fo:font-family="'URW Gothic L'" style:font-family-generic="swiss" style:font-pitch="variable" fo:font-size="12pt" fo:font-style="normal" fo:font-weight="600"/>
    </style:style>
    <style:style style:name="P4" style:family="paragraph">
      <style:text-properties fo:font-family="'URW Gothic L'" style:font-family-generic="swiss" style:font-pitch="variable" fo:font-size="12pt" fo:font-style="normal" fo:font-weight="600" style:font-size-asian="22pt" style:font-weight-asian="bold" style:font-size-complex="22pt" style:font-weight-complex="bold"/>
    </style:style>
    <style:style style:name="P5" style:family="paragraph">
      <style:text-properties fo:color="#000080" fo:font-family="'URW Gothic L'" style:font-family-generic="swiss" style:font-pitch="variable" fo:font-size="12pt" fo:font-style="normal" fo:font-weight="600" style:font-size-asian="22pt" style:font-weight-asian="bold" style:font-size-complex="22pt" style:font-weight-complex="bold"/>
    </style:style>
    <style:style style:name="P6" style:family="paragraph">
      <style:text-properties fo:font-family="'URW Gothic L'" style:font-family-generic="swiss" style:font-pitch="variable" fo:font-size="12pt" fo:font-weight="600" style:font-size-asian="22pt" style:font-weight-asian="bold" style:font-size-complex="22pt" style:font-weight-complex="bold"/>
    </style:style>
    <style:style style:name="P7" style:family="paragraph">
      <style:text-properties fo:color="#000080" fo:font-family="'URW Gothic L'" style:font-family-generic="swiss" style:font-pitch="variable" fo:font-size="12pt" fo:font-weight="600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color="#008000" fo:font-family="'URW Gothic L'" style:font-family-generic="swiss" style:font-pitch="variable" fo:font-size="12pt" fo:font-style="normal" fo:font-weight="600" style:font-size-asian="22pt" style:font-weight-asian="bold" style:font-size-complex="22pt" style:font-weight-complex="bold"/>
    </style:style>
    <style:style style:name="T1" style:family="text">
      <style:text-properties fo:color="#000080"/>
    </style:style>
    <style:style style:name="T2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205cm" svg:height="1.03cm" svg:x="3.705cm" svg:y="19.56cm">
          <draw:text-box>
            <text:p text:style-name="P1">30</text:p>
          </draw:text-box>
        </draw:frame>
        <draw:frame draw:style-name="gr1" draw:text-style-name="P1" draw:layer="layout" svg:width="1.205cm" svg:height="1.03cm" svg:x="25.735cm" svg:y="19.56cm">
          <draw:text-box>
            <text:p text:style-name="P1">90</text:p>
          </draw:text-box>
        </draw:frame>
        <draw:frame draw:style-name="gr1" draw:text-style-name="P1" draw:layer="layout" svg:width="1.205cm" svg:height="1.03cm" svg:x="14.706cm" svg:y="19.56cm">
          <draw:text-box>
            <text:p text:style-name="P1">60</text:p>
          </draw:text-box>
        </draw:frame>
        <draw:frame draw:style-name="gr1" draw:text-style-name="P1" draw:layer="layout" svg:width="1.205cm" svg:height="1.03cm" svg:x="7.506cm" svg:y="19.56cm">
          <draw:text-box>
            <text:p text:style-name="P1">40</text:p>
          </draw:text-box>
        </draw:frame>
        <draw:frame draw:style-name="gr1" draw:text-style-name="P1" draw:layer="layout" svg:width="1.205cm" svg:height="1.03cm" svg:x="11.207cm" svg:y="19.56cm">
          <draw:text-box>
            <text:p text:style-name="P1">50</text:p>
          </draw:text-box>
        </draw:frame>
        <draw:frame draw:style-name="gr1" draw:text-style-name="P1" draw:layer="layout" svg:width="1.205cm" svg:height="1.03cm" svg:x="18.607cm" svg:y="19.56cm">
          <draw:text-box>
            <text:p text:style-name="P1">70</text:p>
          </draw:text-box>
        </draw:frame>
        <draw:frame draw:style-name="gr1" draw:text-style-name="P1" draw:layer="layout" svg:width="1.205cm" svg:height="1.03cm" svg:x="22.308cm" svg:y="19.56cm">
          <draw:text-box>
            <text:p text:style-name="P1">80</text:p>
          </draw:text-box>
        </draw:frame>
        <draw:frame draw:style-name="gr1" draw:text-style-name="P2" draw:layer="layout" svg:width="1.192cm" svg:height="1.03cm" svg:x="0.906cm" svg:y="18.76cm">
          <draw:text-box>
            <text:p text:style-name="P2">10</text:p>
          </draw:text-box>
        </draw:frame>
        <draw:frame draw:style-name="gr2" draw:text-style-name="P2" draw:layer="layout" svg:width="1.205cm" svg:height="9.627cm" svg:x="0.906cm" svg:y="1.06cm">
          <draw:text-box>
            <text:p text:style-name="P2">60</text:p>
          </draw:text-box>
        </draw:frame>
        <draw:frame draw:style-name="gr1" draw:text-style-name="P2" draw:layer="layout" svg:width="1.205cm" svg:height="1.03cm" svg:x="0.907cm" svg:y="4.66cm">
          <draw:text-box>
            <text:p text:style-name="P2">50</text:p>
          </draw:text-box>
        </draw:frame>
        <draw:frame draw:style-name="gr1" draw:text-style-name="P2" draw:layer="layout" svg:width="1.205cm" svg:height="1.03cm" svg:x="0.908cm" svg:y="7.96cm">
          <draw:text-box>
            <text:p text:style-name="P2">40</text:p>
          </draw:text-box>
        </draw:frame>
        <draw:frame draw:style-name="gr1" draw:text-style-name="P2" draw:layer="layout" svg:width="1.205cm" svg:height="1.03cm" svg:x="0.909cm" svg:y="11.76cm">
          <draw:text-box>
            <text:p text:style-name="P2">30</text:p>
          </draw:text-box>
        </draw:frame>
        <draw:frame draw:style-name="gr1" draw:text-style-name="P2" draw:layer="layout" svg:width="1.205cm" svg:height="1.03cm" svg:x="0.91cm" svg:y="15.36cm">
          <draw:text-box>
            <text:p text:style-name="P2">20</text:p>
          </draw:text-box>
        </draw:frame>
        <draw:custom-shape draw:style-name="gr3" draw:text-style-name="P3" draw:layer="layout" svg:width="0.635cm" svg:height="0.635cm" svg:x="4.789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696cm" svg:height="0.797cm" svg:x="3.338cm" svg:y="2.846cm">
          <draw:text-box>
            <text:p text:style-name="P4"><text:span text:style-name="T1">home</text:span></text:p>
          </draw:text-box>
        </draw:frame>
        <draw:custom-shape draw:style-name="gr3" draw:text-style-name="P3" draw:layer="layout" svg:width="0.635cm" svg:height="0.635cm" svg:x="6.89cm" svg:y="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3cm" svg:height="0.797cm" svg:x="7.238cm" svg:y="1.446cm">
          <draw:text-box>
            <text:p text:style-name="P4"><text:span text:style-name="T1">corner-store</text:span></text:p>
          </draw:text-box>
        </draw:frame>
        <draw:custom-shape draw:style-name="gr3" draw:text-style-name="P3" draw:layer="layout" svg:width="0.635cm" svg:height="0.635cm" svg:x="8.791cm" svg:y="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857cm" svg:height="0.797cm" svg:x="9.338cm" svg:y="2.746cm">
          <draw:text-box>
            <text:p text:style-name="P4"><text:span text:style-name="T1">school</text:span></text:p>
          </draw:text-box>
        </draw:frame>
        <draw:custom-shape draw:style-name="gr3" draw:text-style-name="P3" draw:layer="layout" svg:width="0.635cm" svg:height="0.635cm" svg:x="2.99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7" draw:layer="layout" svg:width="2.657cm" svg:height="0.797cm" svg:x="1.539cm" svg:y="3.946cm">
          <draw:text-box>
            <text:p text:style-name="P6"><text:span text:style-name="T1">fire-station</text:span></text:p>
          </draw:text-box>
        </draw:frame>
        <draw:custom-shape draw:style-name="gr3" draw:text-style-name="P3" draw:layer="layout" svg:width="0.635cm" svg:height="0.635cm" svg:x="5.99cm" svg:y="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995cm" svg:height="0.797cm" svg:x="3.74cm" svg:y="5.346cm">
          <draw:text-box>
            <text:p text:style-name="P4"><text:span text:style-name="T1">coffee-shop</text:span></text:p>
          </draw:text-box>
        </draw:frame>
        <draw:custom-shape draw:style-name="gr3" draw:text-style-name="P3" draw:layer="layout" svg:width="0.635cm" svg:height="0.635cm" svg:x="8.791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75cm" svg:height="0.797cm" svg:x="9.139cm" svg:y="5.146cm">
          <draw:text-box>
            <text:p text:style-name="P4"><text:span text:style-name="T1">bus-station</text:span></text:p>
          </draw:text-box>
        </draw:frame>
        <draw:custom-shape draw:style-name="gr3" draw:text-style-name="P3" draw:layer="layout" svg:width="0.635cm" svg:height="0.635cm" svg:x="14.792cm" svg:y="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132cm" svg:height="0.797cm" svg:x="15.14cm" svg:y="4.446cm">
          <draw:text-box>
            <text:p text:style-name="P4"><text:span text:style-name="T1">stadium</text:span></text:p>
          </draw:text-box>
        </draw:frame>
        <draw:custom-shape draw:style-name="gr3" draw:text-style-name="P3" draw:layer="layout" svg:width="0.635cm" svg:height="0.635cm" svg:x="17.493cm" svg:y="6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692cm" svg:height="0.797cm" svg:x="17.841cm" svg:y="6.346cm">
          <draw:text-box>
            <text:p text:style-name="P4"><text:span text:style-name="T1">ranch</text:span></text:p>
          </draw:text-box>
        </draw:frame>
        <draw:custom-shape draw:style-name="gr3" draw:text-style-name="P3" draw:layer="layout" svg:width="0.635cm" svg:height="0.635cm" svg:x="24.594cm" svg:y="7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442cm" svg:height="0.797cm" svg:x="24.941cm" svg:y="7.246cm">
          <draw:text-box>
            <text:p text:style-name="P4"><text:span text:style-name="T1">park</text:span></text:p>
          </draw:text-box>
        </draw:frame>
        <draw:custom-shape draw:style-name="gr3" draw:text-style-name="P3" draw:layer="layout" svg:width="0.635cm" svg:height="0.635cm" svg:x="6.295cm" svg:y="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856cm" svg:height="0.797cm" svg:x="6.641cm" svg:y="7.146cm">
          <draw:text-box>
            <text:p text:style-name="P4"><text:span text:style-name="T1">donut-shop</text:span></text:p>
          </draw:text-box>
        </draw:frame>
        <draw:custom-shape draw:style-name="gr3" draw:text-style-name="P3" draw:layer="layout" svg:width="0.635cm" svg:height="0.635cm" svg:x="2.796cm" svg:y="9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7" draw:layer="layout" svg:width="3.326cm" svg:height="0.797cm" svg:x="1.64cm" svg:y="10.346cm">
          <draw:text-box>
            <text:p text:style-name="P6"><text:span text:style-name="T1">police-station</text:span></text:p>
          </draw:text-box>
        </draw:frame>
        <draw:custom-shape draw:style-name="gr3" draw:text-style-name="P3" draw:layer="layout" svg:width="0.635cm" svg:height="0.635cm" svg:x="5.196cm" svg:y="8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3.279cm" svg:height="0.797cm" svg:x="5.541cm" svg:y="8.646cm">
          <draw:text-box>
            <text:p text:style-name="P4"><text:span text:style-name="T1">grocery-store</text:span></text:p>
          </draw:text-box>
        </draw:frame>
        <draw:custom-shape draw:style-name="gr3" draw:text-style-name="P3" draw:layer="layout" svg:width="0.635cm" svg:height="0.635cm" svg:x="10.497cm" svg:y="9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335cm" svg:height="0.797cm" svg:x="11cm" svg:y="10.105cm">
          <draw:text-box>
            <text:p text:style-name="P4"><text:span text:style-name="T1">fast-food</text:span></text:p>
          </draw:text-box>
        </draw:frame>
        <draw:custom-shape draw:style-name="gr3" draw:text-style-name="P3" draw:layer="layout" svg:width="0.635cm" svg:height="0.635cm" svg:x="5.898cm" svg:y="1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425cm" svg:height="0.797cm" svg:x="6.301cm" svg:y="11.605cm">
          <draw:text-box>
            <text:p text:style-name="P4"><text:span text:style-name="T1">gym</text:span></text:p>
          </draw:text-box>
        </draw:frame>
        <draw:custom-shape draw:style-name="gr3" draw:text-style-name="P3" draw:layer="layout" svg:width="0.635cm" svg:height="0.635cm" svg:x="18.394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543cm" svg:height="0.797cm" svg:x="18.701cm" svg:y="10.805cm">
          <draw:text-box>
            <text:p text:style-name="P4"><text:span text:style-name="T1">diner</text:span></text:p>
          </draw:text-box>
        </draw:frame>
        <draw:custom-shape draw:style-name="gr3" draw:text-style-name="P3" draw:layer="layout" svg:width="0.635cm" svg:height="0.635cm" svg:x="10.495cm" svg:y="14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695cm" svg:height="0.797cm" svg:x="10.868cm" svg:y="14.175cm">
          <draw:text-box>
            <text:p text:style-name="P4"><text:span text:style-name="T1">car-dealer</text:span></text:p>
          </draw:text-box>
        </draw:frame>
        <draw:custom-shape draw:style-name="gr3" draw:text-style-name="P3" draw:layer="layout" svg:width="0.635cm" svg:height="0.635cm" svg:x="16.695cm" svg:y="1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551cm" svg:height="0.797cm" svg:x="17.002cm" svg:y="13.705cm">
          <draw:text-box>
            <text:p text:style-name="P4"><text:span text:style-name="T1">bookstore</text:span></text:p>
          </draw:text-box>
        </draw:frame>
        <draw:custom-shape draw:style-name="gr3" draw:text-style-name="P3" draw:layer="layout" svg:width="0.635cm" svg:height="0.635cm" svg:x="17.696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.555cm" svg:height="0.797cm" svg:x="18.002cm" svg:y="16.005cm">
          <draw:text-box>
            <text:p text:style-name="P4"><text:span text:style-name="T1">truck-stop</text:span></text:p>
          </draw:text-box>
        </draw:frame>
        <draw:custom-shape draw:style-name="gr3" draw:text-style-name="P3" draw:layer="layout" svg:width="0.635cm" svg:height="0.635cm" svg:x="4.797cm" svg:y="12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7" draw:layer="layout" svg:width="1.954cm" svg:height="0.797cm" svg:x="3.102cm" svg:y="13.205cm">
          <draw:text-box>
            <text:p text:style-name="P6"><text:span text:style-name="T1">factory</text:span></text:p>
          </draw:text-box>
        </draw:frame>
        <draw:line draw:style-name="gr4" draw:text-style-name="P8" draw:layer="layout" svg:x1="5.36cm" svg:y1="3.505cm" svg:x2="6.975cm" svg:y2="2.474cm">
          <text:p/>
        </draw:line>
        <draw:frame draw:style-name="gr1" draw:text-style-name="P9" draw:layer="layout" svg:width="1.065cm" svg:height="0.797cm" svg:x="5.238cm" svg:y="2.247cm">
          <draw:text-box>
            <text:p text:style-name="P9"><text:span text:style-name="T2">3.1</text:span></text:p>
          </draw:text-box>
        </draw:frame>
        <draw:line draw:style-name="gr4" draw:text-style-name="P8" draw:layer="layout" svg:x1="3.561cm" svg:y1="4.906cm" svg:x2="4.81cm" svg:y2="3.986cm">
          <text:p/>
        </draw:line>
        <draw:frame draw:style-name="gr1" draw:text-style-name="P9" draw:layer="layout" svg:width="1.095cm" svg:height="0.797cm" svg:x="3.439cm" svg:y="3.448cm">
          <draw:text-box>
            <text:p text:style-name="P9"><text:span text:style-name="T2">3.3</text:span></text:p>
          </draw:text-box>
        </draw:frame>
        <draw:line draw:style-name="gr4" draw:text-style-name="P8" draw:layer="layout" svg:x1="8.831cm" svg:y1="3.162cm" svg:x2="7.456cm" svg:y2="2.44cm">
          <text:p/>
        </draw:line>
        <draw:frame draw:style-name="gr1" draw:text-style-name="P9" draw:layer="layout" svg:width="1.095cm" svg:height="0.797cm" svg:x="8.139cm" svg:y="2.148cm">
          <draw:text-box>
            <text:p text:style-name="P9"><text:span text:style-name="T2">4.2</text:span></text:p>
          </draw:text-box>
        </draw:frame>
        <draw:line draw:style-name="gr4" draw:text-style-name="P8" draw:layer="layout" svg:x1="5.326cm" svg:y1="4.021cm" svg:x2="6.082cm" svg:y2="4.948cm">
          <text:p/>
        </draw:line>
        <draw:frame draw:style-name="gr1" draw:text-style-name="P9" draw:layer="layout" svg:width="1.095cm" svg:height="0.797cm" svg:x="5.64cm" svg:y="3.949cm">
          <draw:text-box>
            <text:p text:style-name="P9"><text:span text:style-name="T2">3.6</text:span></text:p>
          </draw:text-box>
        </draw:frame>
        <draw:line draw:style-name="gr4" draw:text-style-name="P8" draw:layer="layout" svg:x1="3.573cm" svg:y1="5.189cm" svg:x2="5.944cm" svg:y2="5.189cm">
          <text:p/>
        </draw:line>
        <draw:frame draw:style-name="gr1" draw:text-style-name="P9" draw:layer="layout" svg:width="1.065cm" svg:height="0.797cm" svg:x="4.441cm" svg:y="4.45cm">
          <draw:text-box>
            <text:p text:style-name="P9"><text:span text:style-name="T2">5.1</text:span></text:p>
          </draw:text-box>
        </draw:frame>
        <draw:path draw:style-name="gr5" draw:text-style-name="P8" draw:layer="layout" svg:width="3.47cm" svg:height="1.134cm" svg:x="5.394cm" svg:y="3.641cm" svg:viewBox="0 0 3471 1135" svg:d="m0 139c963-69 1581-309 2200 69s1237 927 1237 927l34-68">
          <text:p/>
        </draw:path>
        <draw:frame draw:style-name="gr1" draw:text-style-name="P9" draw:layer="layout" svg:width="1.095cm" svg:height="0.797cm" svg:x="6.84cm" svg:y="2.849cm">
          <draw:text-box>
            <text:p text:style-name="P9"><text:span text:style-name="T2">6.9</text:span></text:p>
          </draw:text-box>
        </draw:frame>
        <draw:line draw:style-name="gr4" draw:text-style-name="P8" draw:layer="layout" svg:x1="9.106cm" svg:y1="4.673cm" svg:x2="9.106cm" svg:y2="3.711cm">
          <text:p/>
        </draw:line>
        <draw:frame draw:style-name="gr1" draw:text-style-name="P9" draw:layer="layout" svg:width="1.095cm" svg:height="0.797cm" svg:x="9.14cm" svg:y="3.849cm">
          <draw:text-box>
            <text:p text:style-name="P9"><text:span text:style-name="T2">5.8</text:span></text:p>
          </draw:text-box>
        </draw:frame>
        <draw:line draw:style-name="gr4" draw:text-style-name="P8" draw:layer="layout" svg:x1="6.666cm" svg:y1="5.189cm" svg:x2="8.796cm" svg:y2="5.154cm">
          <text:p/>
        </draw:line>
        <draw:frame draw:style-name="gr1" draw:text-style-name="P9" draw:layer="layout" svg:width="1.095cm" svg:height="0.797cm" svg:x="7.341cm" svg:y="5.15cm">
          <draw:text-box>
            <text:p text:style-name="P9"><text:span text:style-name="T2">4.9</text:span></text:p>
          </draw:text-box>
        </draw:frame>
        <draw:line draw:style-name="gr4" draw:text-style-name="P8" draw:layer="layout" svg:x1="3.298cm" svg:y1="5.361cm" svg:x2="3.127cm" svg:y2="9.793cm">
          <text:p/>
        </draw:line>
        <draw:frame draw:style-name="gr1" draw:text-style-name="P9" draw:layer="layout" svg:width="1.095cm" svg:height="0.797cm" svg:x="2.142cm" svg:y="7.151cm">
          <draw:text-box>
            <text:p text:style-name="P9"><text:span text:style-name="T2">9.9</text:span></text:p>
          </draw:text-box>
        </draw:frame>
        <draw:line draw:style-name="gr4" draw:text-style-name="P8" draw:layer="layout" svg:x1="6.563cm" svg:y1="5.361cm" svg:x2="6.597cm" svg:y2="7.697cm">
          <text:p/>
        </draw:line>
        <draw:frame draw:style-name="gr1" draw:text-style-name="P9" draw:layer="layout" svg:width="1.095cm" svg:height="0.797cm" svg:x="6.543cm" svg:y="6.152cm">
          <draw:text-box>
            <text:p text:style-name="P9"><text:span text:style-name="T2">6.6</text:span></text:p>
          </draw:text-box>
        </draw:frame>
        <draw:line draw:style-name="gr4" draw:text-style-name="P8" draw:layer="layout" svg:x1="5.291cm" svg:y1="8.797cm" svg:x2="3.402cm" svg:y2="10.034cm">
          <text:p/>
        </draw:line>
        <draw:frame draw:style-name="gr1" draw:text-style-name="P9" draw:layer="layout" svg:width="1.095cm" svg:height="0.797cm" svg:x="3.743cm" svg:y="8.552cm">
          <draw:text-box>
            <text:p text:style-name="P9"><text:span text:style-name="T2">3.9</text:span></text:p>
          </draw:text-box>
        </draw:frame>
        <draw:line draw:style-name="gr4" draw:text-style-name="P8" draw:layer="layout" svg:x1="6.288cm" svg:y1="8.178cm" svg:x2="5.738cm" svg:y2="8.522cm">
          <text:p/>
        </draw:line>
        <draw:frame draw:style-name="gr1" draw:text-style-name="P9" draw:layer="layout" svg:width="1.095cm" svg:height="0.797cm" svg:x="5.243cm" svg:y="7.552cm">
          <draw:text-box>
            <text:p text:style-name="P9"><text:span text:style-name="T2">3.7</text:span></text:p>
          </draw:text-box>
        </draw:frame>
        <draw:line draw:style-name="gr4" draw:text-style-name="P8" draw:layer="layout" svg:x1="5.566cm" svg:y1="9.003cm" svg:x2="6.082cm" svg:y2="11.236cm">
          <text:p/>
        </draw:line>
        <draw:frame draw:style-name="gr1" draw:text-style-name="P9" draw:layer="layout" svg:width="1.095cm" svg:height="0.797cm" svg:x="5.843cm" svg:y="9.752cm">
          <draw:text-box>
            <text:p text:style-name="P9"><text:span text:style-name="T2">4.2</text:span></text:p>
          </draw:text-box>
        </draw:frame>
        <draw:line draw:style-name="gr4" draw:text-style-name="P8" draw:layer="layout" svg:x1="3.092cm" svg:y1="10.446cm" svg:x2="4.845cm" svg:y2="13.161cm">
          <text:p/>
        </draw:line>
        <draw:frame draw:style-name="gr1" draw:text-style-name="P9" draw:layer="layout" svg:width="1.095cm" svg:height="0.797cm" svg:x="3.044cm" svg:y="11.753cm">
          <draw:text-box>
            <text:p text:style-name="P9"><text:span text:style-name="T2">6.3</text:span></text:p>
          </draw:text-box>
        </draw:frame>
        <draw:line draw:style-name="gr4" draw:text-style-name="P8" draw:layer="layout" svg:x1="5.291cm" svg:y1="12.955cm" svg:x2="6.013cm" svg:y2="11.855cm">
          <text:p/>
        </draw:line>
        <draw:frame draw:style-name="gr1" draw:text-style-name="P9" draw:layer="layout" svg:width="1.095cm" svg:height="0.797cm" svg:x="5.444cm" svg:y="12.353cm">
          <draw:text-box>
            <text:p text:style-name="P9"><text:span text:style-name="T2">4.9</text:span></text:p>
          </draw:text-box>
        </draw:frame>
        <draw:path draw:style-name="gr5" draw:text-style-name="P8" draw:layer="layout" svg:width="4.405cm" svg:height="2.823cm" draw:transform="rotate (-1.17809724509595) translate (8.82788717471697cm 10.8083635495267cm)" svg:viewBox="0 0 4406 2824" svg:d="m0-5216c1079 0 1967-78 2463-468s866-1462 1183-1778 760-577 760-577">
          <text:p/>
        </draw:path>
        <draw:frame draw:style-name="gr1" draw:text-style-name="P9" draw:layer="layout" svg:width="1.315cm" svg:height="0.797cm" svg:x="7.445cm" svg:y="14.154cm">
          <draw:text-box>
            <text:p text:style-name="P9"><text:span text:style-name="T2">13.0</text:span></text:p>
          </draw:text-box>
        </draw:frame>
        <draw:path draw:style-name="gr5" draw:text-style-name="P8" draw:layer="layout" svg:width="6.207cm" svg:height="3.483cm" draw:transform="skewX (8.61158580617949E-017) rotate (-0.723613507876712) translate (13.1299883736927cm 12.9140532255342cm)" svg:viewBox="0 0 6208 3484" svg:d="m0 5141c779 0 1907 654 3087 69s2353-1436 2548-1839 573-1375 573-1375l-23-27">
          <text:p/>
        </draw:path>
        <draw:frame draw:style-name="gr1" draw:text-style-name="P9" draw:layer="layout" svg:width="1.319cm" svg:height="0.797cm" svg:x="13.946cm" svg:y="16.755cm">
          <draw:text-box>
            <text:p text:style-name="P9"><text:span text:style-name="T2">15.3</text:span></text:p>
          </draw:text-box>
        </draw:frame>
        <draw:line draw:style-name="gr6" draw:text-style-name="P8" draw:layer="layout" svg:x1="8.899cm" svg:y1="5.326cm" svg:x2="10.617cm" svg:y2="10.068cm">
          <text:p/>
        </draw:line>
        <draw:frame draw:style-name="gr1" draw:text-style-name="P9" draw:layer="layout" svg:width="1.095cm" svg:height="0.797cm" svg:x="8.947cm" svg:y="8.056cm">
          <draw:text-box>
            <text:p text:style-name="P9"><text:span text:style-name="T2">4.2</text:span></text:p>
          </draw:text-box>
        </draw:frame>
        <draw:line draw:style-name="gr6" draw:text-style-name="P8" draw:layer="layout" svg:x1="10.789cm" svg:y1="10.584cm" svg:x2="16.699cm" svg:y2="14.57cm">
          <text:p/>
        </draw:line>
        <draw:frame draw:style-name="gr1" draw:text-style-name="P9" draw:layer="layout" svg:width="1.095cm" svg:height="0.797cm" svg:x="13.548cm" svg:y="11.857cm">
          <draw:text-box>
            <text:p text:style-name="P9"><text:span text:style-name="T2">4.2</text:span></text:p>
          </draw:text-box>
        </draw:frame>
        <draw:line draw:style-name="gr6" draw:text-style-name="P8" draw:layer="layout" svg:x1="17.043cm" svg:y1="14.879cm" svg:x2="17.868cm" svg:y2="16.631cm">
          <text:p/>
        </draw:line>
        <draw:frame draw:style-name="gr1" draw:text-style-name="P9" draw:layer="layout" svg:width="1.078cm" svg:height="0.797cm" svg:x="17.349cm" svg:y="15.058cm">
          <draw:text-box>
            <text:p text:style-name="P9"><text:span text:style-name="T2">1.4</text:span></text:p>
          </draw:text-box>
        </draw:frame>
        <draw:path draw:style-name="gr5" draw:text-style-name="P8" draw:layer="layout" svg:width="2.335cm" svg:height="4.469cm" draw:transform="rotate (-2.73702533297699) translate (12.3881819419795cm 14.1062369689925cm)" svg:viewBox="0 0 2336 4470" svg:d="m178-31517c523 0 826 428 1047 261s284-402-23-645-988-835-1025-1187-347-410-49-582-302-429 203-473 1585 2584 1755 2097-505-1002-275-1277 604 333 510-231-1088-689-975-1388 356-745 356-745">
          <text:p/>
        </draw:path>
        <draw:frame draw:style-name="gr1" draw:text-style-name="P9" draw:layer="layout" svg:width="1.285cm" svg:height="0.797cm" svg:x="8.149cm" svg:y="10.758cm">
          <draw:text-box>
            <text:p text:style-name="P9"><text:span text:style-name="T2">27.9</text:span></text:p>
          </draw:text-box>
        </draw:frame>
        <draw:path draw:style-name="gr5" draw:text-style-name="P8" draw:layer="layout" svg:width="6.072cm" svg:height="1.495cm" draw:transform="rotate (-0.422369678982548) translate (9.75086214439259cm 2.5701408735497cm)" svg:viewBox="0 0 6073 1496" svg:d="m0-2318c1507 0 2444-1099 2763-978s410 1247 1785 1458 1511-830 1525-799l-14-31">
          <text:p/>
        </draw:path>
        <draw:frame draw:style-name="gr1" draw:text-style-name="P9" draw:layer="layout" svg:width="1.289cm" svg:height="0.797cm" svg:x="12.342cm" svg:y="3.849cm">
          <draw:text-box>
            <text:p text:style-name="P9"><text:span text:style-name="T2">18.1</text:span></text:p>
          </draw:text-box>
        </draw:frame>
        <draw:path draw:style-name="gr5" draw:text-style-name="P8" draw:layer="layout" svg:width="5.715cm" svg:height="1.535cm" draw:transform="rotate (0.0350811179650794) translate (9.37962497747099cm 5.07531423246256cm)" svg:viewBox="0 0 5716 1536" svg:d="m0 10813c998 0 1894-72 2505 156s642 1295 1671 1365 1505-771 1505-771l35 1">
          <text:p/>
        </draw:path>
        <draw:frame draw:style-name="gr1" draw:text-style-name="P9" draw:layer="layout" svg:width="1.315cm" svg:height="0.797cm" svg:x="11.743cm" svg:y="6.05cm">
          <draw:text-box>
            <text:p text:style-name="P9"><text:span text:style-name="T2">16.0</text:span></text:p>
          </draw:text-box>
        </draw:frame>
        <draw:path draw:style-name="gr5" draw:text-style-name="P8" draw:layer="layout" svg:width="2.753cm" svg:height="3.458cm" draw:transform="rotate (-1.9200367101186) translate (17.7838508606935cm 6.57145314409957cm)" svg:viewBox="0 0 2754 3459" svg:d="m0-35082c1207 0 1633 869 1994 554s-461-965-18-1054 769 305 778-174-2288-556-1929-1381-54-749-54-749l-12-32">
          <text:p/>
        </draw:path>
        <draw:frame draw:style-name="gr1" draw:text-style-name="P9" draw:layer="layout" svg:width="1.319cm" svg:height="0.797cm" svg:x="14.944cm" svg:y="6.451cm">
          <draw:text-box>
            <text:p text:style-name="P9"><text:span text:style-name="T2">15.4</text:span></text:p>
          </draw:text-box>
        </draw:frame>
        <draw:path draw:style-name="gr5" draw:text-style-name="P8" draw:layer="layout" svg:width="4.336cm" svg:height="5.293cm" draw:transform="rotate (-2.21429922200479) translate (20.1424002579458cm 9.39480702204219cm)" svg:viewBox="0 0 4337 5294" svg:d="m0-40444c515 0 1052-316 701-612s-385-570-48-694 783 14 1175 537 1196 1079 1443 1581-96 1532 289 1415 749-948 440-1360-1079-1210-853-1423-34-275 351-392 700 420 825-275-599-1312-1162-804-907 509-1161 227-151-660 41-804 453-426 453-426l-20-28">
          <text:p/>
        </draw:path>
        <draw:frame draw:style-name="gr1" draw:text-style-name="P9" draw:layer="layout" svg:width="1.285cm" svg:height="0.797cm" svg:x="16.345cm" svg:y="8.652cm">
          <draw:text-box>
            <text:p text:style-name="P9"><text:span text:style-name="T2">19.1</text:span></text:p>
          </draw:text-box>
        </draw:frame>
        <draw:path draw:style-name="gr5" draw:text-style-name="P8" draw:layer="layout" svg:width="7.244cm" svg:height="5.797cm" draw:transform="rotate (-0.322536845768491) translate (19.1633127679252cm 4.0596067136587cm)" svg:viewBox="0 0 7245 5798" svg:d="m0-1011c760 0 815-164 1326 64s-674 805 272 923 934-891 564-1347-1501-1129-653-1303 1000 390 1511 292-218-653 184-750 1109 389 761 760-1163 641-890 1021 576 98 816 381-304 1695 424 1922 979 651 1804 194 1402-577 988-1272-1054 316-1456-20-608-87-620-1097 956-501 542-1414-728-335-436-1086 239-804 631-609-87 826 359 1076 456 500 489 489l-33 11">
          <text:p/>
        </draw:path>
        <draw:frame draw:style-name="gr1" draw:text-style-name="P9" draw:layer="layout" svg:width="1.332cm" svg:height="0.797cm" svg:x="20.046cm" svg:y="5.553cm">
          <draw:text-box>
            <text:p text:style-name="P9"><text:span text:style-name="T2">35.5</text:span></text:p>
          </draw:text-box>
        </draw:frame>
        <draw:path draw:style-name="gr5" draw:text-style-name="P8" draw:layer="layout" svg:width="3.998cm" svg:height="8.245cm" draw:transform="skewX (5.64904732395364E-017) rotate (-1.13062428944171) translate (23.8089614386007cm 9.56444336857247cm)" svg:viewBox="0 0 3999 8246" svg:d="m0-29311c646 0 1572-1159 1759-1639s1078-1886 960-2359-307-1285 11-1476 656-262 944 254 431 1988 232 2654-937 1989-1861 2580-1880 1090-1687 1484-48 586 387 791 562 340 562 340">
          <text:p/>
        </draw:path>
        <draw:frame draw:style-name="gr1" draw:text-style-name="P9" draw:layer="layout" svg:width="1.315cm" svg:height="0.797cm" svg:x="22.446cm" svg:y="14.354cm">
          <draw:text-box>
            <text:p text:style-name="P9"><text:span text:style-name="T2">14.4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Mpr1" draw:text-style-name="MP1" draw:layer="backgroundobjects" svg:width="6.043cm" svg:height="1.351cm" svg:x="2.297cm" svg:y="18.84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222cm" svg:height="1.351cm" svg:x="9.871cm" svg:y="18.84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043cm" svg:height="1.351cm" svg:x="19.598cm" svg:y="18.8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Noelle</meta:initial-creator>
    <meta:creation-date>2010-09-15T18:39:50</meta:creation-date>
    <meta:editing-duration>PT00H50M31S</meta:editing-duration>
    <meta:editing-cycles>7</meta:editing-cycles>
    <dc:date>2010-09-15T20:07:42</dc:date>
    <dc:creator>David Noelle</dc:creator>
    <meta:generator>OpenOffice.org/3.2$Unix OpenOffice.org_project/320m12$Build-9483</meta:generator>
    <meta:document-statistic meta:object-count="128"/>
  </office:meta>
</office:document-meta>
</file>